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 Design Brief + Ideas</text:p>
      <text:p text:style-name="P1"/>
      <text:p text:style-name="P1"/>
      <text:p text:style-name="P2">World/Level Art Inspirations</text:p>
      <text:p text:style-name="P3"/>
      <text:p text:style-name="P4">Visual Implementations by priority</text:p>
      <text:list xml:id="list8295346398089426095" text:style-name="L1">
        <text:list-item>
          <text:p text:style-name="P5">Tiles / board sprites</text:p>
        </text:list-item>
        <text:list-item>
          <text:p text:style-name="P5">Level / World background</text:p>
        </text:list-item>
        <text:list-item>
          <text:p text:style-name="P5">Defender characters</text:p>
        </text:list-item>
        <text:list-item>
          <text:p text:style-name="P5">Combat Events UI (ability bar, activation panel, etc)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01T00:53:16.89</dc:date>
    <dc:creator>will black</dc:creator>
    <meta:editing-duration>P25DT5H30M58S</meta:editing-duration>
    <meta:editing-cycles>566</meta:editing-cycles>
    <meta:generator>OpenOffice/4.1.6$Win32 OpenOffice.org_project/416m1$Build-9790</meta:generator>
    <meta:document-statistic meta:table-count="0" meta:image-count="0" meta:object-count="0" meta:page-count="1" meta:paragraph-count="7" meta:word-count="34" meta:character-count="210"/>
  </office:meta>
</office:document-meta>
</file>